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CIIHexFilter.getDecodePa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HexFilter.isASCII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HexFilter.applyFilter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CIIHex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